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text-properties fo:color="#000000" style:font-name="Droid Sans Mono" fo:font-size="10.5pt" fo:font-weight="normal" officeooo:rsid="0015a201" officeooo:paragraph-rsid="0015a201" fo:background-color="#fffff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Text_20_body">
      <style:text-properties officeooo:rsid="0014515e" officeooo:paragraph-rsid="0014515e"/>
    </style:style>
    <style:style style:name="P5" style:family="paragraph" style:parent-style-name="Text_20_body">
      <style:text-properties officeooo:rsid="0015a201" officeooo:paragraph-rsid="0015a201"/>
    </style:style>
    <style:style style:name="P6" style:family="paragraph" style:parent-style-name="Text_20_body">
      <style:text-properties officeooo:rsid="0015a201" officeooo:paragraph-rsid="001a41c2"/>
    </style:style>
    <style:style style:name="P7" style:family="paragraph" style:parent-style-name="Text_20_body">
      <style:text-properties officeooo:rsid="0015a201" officeooo:paragraph-rsid="001b3016"/>
    </style:style>
    <style:style style:name="P8" style:family="paragraph" style:parent-style-name="Text_20_body">
      <style:paragraph-properties style:line-height-at-least="0.198in"/>
      <style:text-properties fo:color="#000000" style:font-name="Droid Sans Mono" fo:font-size="10.5pt" fo:font-weight="normal" officeooo:rsid="0015a201" officeooo:paragraph-rsid="0015a201" fo:background-color="#fffffe"/>
    </style:style>
    <style:style style:name="P9" style:family="paragraph" style:parent-style-name="Text_20_body">
      <style:text-properties officeooo:rsid="001b3016" officeooo:paragraph-rsid="001b3016"/>
    </style:style>
    <style:style style:name="P10" style:family="paragraph" style:parent-style-name="Text_20_body">
      <style:text-properties officeooo:rsid="001e9eb2" officeooo:paragraph-rsid="001e9eb2"/>
    </style:style>
    <style:style style:name="P11" style:family="paragraph" style:parent-style-name="Text_20_body">
      <style:text-properties officeooo:paragraph-rsid="002036a1"/>
    </style:style>
    <style:style style:name="P12" style:family="paragraph" style:parent-style-name="Text_20_body">
      <style:text-properties officeooo:rsid="002036a1" officeooo:paragraph-rsid="002036a1"/>
    </style:style>
    <style:style style:name="T1" style:family="text">
      <style:text-properties officeooo:rsid="0015a201"/>
    </style:style>
    <style:style style:name="T2" style:family="text">
      <style:text-properties fo:color="#0000ff"/>
    </style:style>
    <style:style style:name="T3" style:family="text">
      <style:text-properties fo:color="#a31515"/>
    </style:style>
    <style:style style:name="T4" style:family="text">
      <style:text-properties fo:color="#09885a"/>
    </style:style>
    <style:style style:name="T5" style:family="text">
      <style:text-properties officeooo:rsid="001a41c2"/>
    </style:style>
    <style:style style:name="T6" style:family="text">
      <style:text-properties officeooo:rsid="001b3016"/>
    </style:style>
    <style:style style:name="T7" style:family="text">
      <style:text-properties officeooo:rsid="001d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Intro</text:h>
      <text:p text:style-name="P4">Superset: 다른 언어 위에서 작동한다는 의미</text:p>
      <text:h text:style-name="Heading_20_3" text:outline-level="3">1)<text:span text:style-name="T1"> </text:span>type</text:h>
      <text:p text:style-name="P5">let a:number = 4</text:p>
      <text:p text:style-name="P5">이런식으로</text:p>
      <text:h text:style-name="Heading_20_2" text:outline-level="2"><text:span text:style-name="T1">2) </text:span>return type</text:h>
      <text:p text:style-name="Text_20_body">리턴받을때 원하는 타입으로 받겠다고 선언하는 것임</text:p>
      <text:p text:style-name="P5">------------------------------------------------------------------------------------------------------------------------</text:p>
      <text:p text:style-name="P5">const greet = (name: string, age:number): string =&gt; {</text:p>
      <text:p text:style-name="P5"><text:s text:c="2"/>return `Hello ${name} you are ${age} old`</text:p>
      <text:p text:style-name="P5">}</text:p>
      <text:p text:style-name="P5"/>
      <text:p text:style-name="P5">console.log(greet("han", 10))</text:p>
      <text:p text:style-name="P5">------------------------------------------------------------------------------------------------------------------------</text:p>
      <text:p text:style-name="P5">function의 return값은 string이어야 한다는 것이다 </text:p>
      <text:p text:style-name="P5">------------------------------------------------------------------------------------------------------------------------</text:p>
      <text:p text:style-name="P2"><text:span text:style-name="T2">const</text:span> greet = (name: <text:span text:style-name="T2">string</text:span>, age:<text:span text:style-name="T2">number</text:span>): <text:span text:style-name="T2">string</text:span> =&gt; {</text:p>
      <text:p text:style-name="P1"><text:span text:style-name="T2">return</text:span> age</text:p>
      <text:p text:style-name="P1">}</text:p>
      <text:p text:style-name="P3"/>
      <text:p text:style-name="P1">console.log(greet(<text:span text:style-name="T3">"han"</text:span>, <text:span text:style-name="T4">10</text:span>))</text:p>
      <text:p text:style-name="P8">-------------------------------------------------------------------------------------------------------------------------------</text:p>
      <text:p text:style-name="P8">이렇게 해도 문제가 된다. </text:p>
      <text:p text:style-name="P5"/>
      <text:h text:style-name="Heading_20_3" text:outline-level="3">3) interface</text:h>
      <text:p text:style-name="Text_20_body">typescript는 interface이다. 인터페이스를 만들어서 human이 무엇인지를 설명해줘야 한다. </text:p>
      <text:p text:style-name="Text_20_body">human은 IHuman으로 타입을 정해주면 된다. </text:p>
      <text:p text:style-name="Text_20_body">?를 적어줘서 optional로 만들수 있다. </text:p>
      <text:p text:style-name="Text_20_body"/>
      <text:h text:style-name="Heading_20_1" text:outline-level="1">3. Typescipt and React introduction</text:h>
      <text:p text:style-name="P11">npx create-react-app typescripte-demo --typescript</text:p>
      <text:h text:style-name="Heading_20_3" text:outline-level="3"><text:soft-page-break/>1) index.tsx</text:h>
      <text:p text:style-name="P6">------------------------------------------------------------------------------------------------------------------------</text:p>
      <text:p text:style-name="Text_20_body">import React from "react";</text:p>
      <text:p text:style-name="Text_20_body">import ReactDOM from "react-dom";</text:p>
      <text:p text:style-name="Text_20_body">import App from "./App";</text:p>
      <text:p text:style-name="P6"/>
      <text:p text:style-name="Text_20_body">ReactDOM.render(&lt;App /&gt;, document.getElementById("root"));</text:p>
      <text:p text:style-name="P6">------------------------------------------------------------------------------------------------------------------------</text:p>
      <text:p text:style-name="P6">App.css, App.test.tsx, index,css, logo.svg, serviceWorker.ts 삭제한다. </text:p>
      <text:p text:style-name="Text_20_body"/>
      <text:p text:style-name="Text_20_body">2) App.tsx</text:p>
      <text:p text:style-name="P6">------------------------------------------------------------------------------------------------------------------------</text:p>
      <text:p text:style-name="P6">import React from "react";</text:p>
      <text:p text:style-name="P6"/>
      <text:p text:style-name="P6">const App: React.FC = () =&gt; {</text:p>
      <text:p text:style-name="P6"><text:s text:c="2"/>return (</text:p>
      <text:p text:style-name="P6"><text:s text:c="4"/>&lt;div className="App"&gt;</text:p>
      <text:p text:style-name="P6"><text:s text:c="6"/>&lt;header className="App-header"&gt;</text:p>
      <text:p text:style-name="P6"><text:s text:c="8"/>&lt;p&gt;</text:p>
      <text:p text:style-name="P6"><text:s text:c="10"/>Edit &lt;code&gt;src/App.tsx&lt;/code&gt; and save to reload.</text:p>
      <text:p text:style-name="P6"><text:s text:c="8"/>&lt;/p&gt;</text:p>
      <text:p text:style-name="P6"><text:s text:c="8"/>&lt;a</text:p>
      <text:p text:style-name="P6"><text:s text:c="10"/>className="App-link"</text:p>
      <text:p text:style-name="P6"><text:s text:c="10"/>href="https://reactjs.org"</text:p>
      <text:p text:style-name="P6"><text:s text:c="10"/>target="_blank"</text:p>
      <text:p text:style-name="P6"><text:s text:c="10"/>rel="noopener noreferrer"</text:p>
      <text:p text:style-name="P6"><text:s text:c="8"/>&gt;</text:p>
      <text:p text:style-name="P6"><text:s text:c="10"/>Learn React</text:p>
      <text:p text:style-name="P6"><text:s text:c="8"/>&lt;/a&gt;</text:p>
      <text:p text:style-name="P6"><text:s text:c="6"/>&lt;/header&gt;</text:p>
      <text:p text:style-name="P6"><text:s text:c="4"/>&lt;/div&gt;</text:p>
      <text:p text:style-name="P6"><text:s text:c="2"/>);</text:p>
      <text:p text:style-name="P6"><text:soft-page-break/>};</text:p>
      <text:p text:style-name="P6"/>
      <text:p text:style-name="P6">export default App;</text:p>
      <text:p text:style-name="P6">------------------------------------------------------------------------------------------------------------------------</text:p>
      <text:p text:style-name="P6"/>
      <text:h text:style-name="Heading_20_3" text:outline-level="3">3) tsconfig.json</text:h>
      <text:p text:style-name="P6">여기에는 몇가지 룰이 있는데, 얼마나 strict할지를 수정할 수 있다. </text:p>
      <text:p text:style-name="P6">allowSyntheticDefaultImports: false로 바꾸면 </text:p>
      <text:p text:style-name="P6">import * <text:span text:style-name="T5">as Re</text:span>act from "react";<text:span text:style-name="T5"> </text:span></text:p>
      <text:p text:style-name="P6">이런식으로 써야 한다.<text:span text:style-name="T5"> </text:span></text:p>
      <text:p text:style-name="P7">npx create-react-app typescripte-demo --typescript</text:p>
      <text:p text:style-name="P9">이렇게 설치하면 자동으로 tsconfig이 설치가 되므로 앞으로 이렇게 설치하는게 좋다. </text:p>
      <text:p text:style-name="P9">github.com/DefinitelyTyped/ DefinitelyTyped</text:p>
      <text:p text:style-name="P9">TS로 만들어진 reactjs는 없지만 어떤 사람이 type을 모두 정의해놔서 모든 리액트의 functionally를 typescript로 설명해준다. 그래서typescript가 이해하도록</text:p>
      <text:p text:style-name="P9"/>
      <text:h text:style-name="Heading_20_3" text:outline-level="3">4) yarn add <text:span text:style-name="T6">@types/</text:span>styled-components</text:h>
      <text:p text:style-name="P9">만약 내가 유명한 library를 사용하고자 한다면 @types를 적고 설치하면된다. </text:p>
      <text:p text:style-name="P9">하지만 가끔 @types가 없다면? 그때는 tsconfig.json으로 가서 </text:p>
      <text:p text:style-name="P9">"noImplicitAny": true</text:p>
      <text:p text:style-name="P9">를 입력해주면 된다. 이것은 코드에 <text:span text:style-name="T7">type이 없는 것들이 있을 수 있는데 이건 types를 못찾아서 그렇다는 것임. </text:span></text:p>
      <text:p text:style-name="P9"/>
      <text:h text:style-name="Heading_20_1" text:outline-level="1">4.<text:span text:style-name="T7"> React State and Typescipt</text:span></text:h>
      <text:p text:style-name="Text_20_body">인터페이스는 <text:span text:style-name="T7">I로 시작하는게 좋다. </text:span></text:p>
      <text:p text:style-name="P9"/>
      <text:h text:style-name="Heading_20_1" text:outline-level="1">5. React Props and Typescript</text:h>
      <text:p text:style-name="P10">P: props, S: State</text:p>
      <text:p text:style-name="P10">props는 js에서는 <text:s/>console.log에서만 확인 가능했는데, typescript로 작성하면 바로 바로 확인이 가능하다. </text:p>
      <text:p text:style-name="P10">위에서부터 내려오면서 타입을 체크한다. </text:p>
      <text:h text:style-name="Heading_20_1" text:outline-level="1"><text:soft-page-break/>6. React Events and Typescript</text:h>
      <text:p text:style-name="P12">기본적으로 모든 <text:s/>React component는 children이라는 props를 가질 수 있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59:43.231970276</meta:creation-date>
    <meta:generator>LibreOffice/6.0.7.3$Linux_X86_64 LibreOffice_project/00m0$Build-3</meta:generator>
    <dc:date>2019-06-10T06:23:18.637806882</dc:date>
    <meta:editing-duration>PT34M50S</meta:editing-duration>
    <meta:editing-cycles>3</meta:editing-cycles>
    <meta:document-statistic meta:table-count="0" meta:image-count="0" meta:object-count="0" meta:page-count="4" meta:paragraph-count="81" meta:word-count="612" meta:character-count="3101" meta:non-whitespace-character-count="2726"/>
  </office:meta>
</office:document-meta>
</file>